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8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4.6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1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5">00/00/0000</text:date>, <text:time style:data-style-name="N2" text:time-value="13:57:19.0248597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25T16:06:01.789186054</dc:date>
    <meta:editing-duration>P102DT3H17M25S</meta:editing-duration>
    <meta:editing-cycles>4509</meta:editing-cycles>
    <meta:generator>LibreOffice/6.4.7.2$Linux_X86_64 LibreOffice_project/40$Build-2</meta:generator>
    <meta:document-statistic meta:table-count="3" meta:cell-count="70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